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text-properties officeooo:rsid="001f585c" officeooo:paragraph-rsid="001f585c"/>
    </style:style>
    <style:style style:name="P2" style:family="paragraph" style:parent-style-name="Standard">
      <style:paragraph-properties fo:text-align="justify" style:justify-single-word="false"/>
      <style:text-properties officeooo:rsid="001f585c" officeooo:paragraph-rsid="001f585c"/>
    </style:style>
    <style:style style:name="P3" style:family="paragraph" style:parent-style-name="Standard">
      <style:paragraph-properties fo:text-align="justify" style:justify-single-word="false"/>
      <style:text-properties officeooo:rsid="002007c6" officeooo:paragraph-rsid="002007c6"/>
    </style:style>
    <style:style style:name="P4" style:family="paragraph" style:parent-style-name="Standard">
      <style:paragraph-properties fo:text-align="justify" style:justify-single-word="false"/>
      <style:text-properties fo:font-weight="bold" officeooo:rsid="002007c6" officeooo:paragraph-rsid="002007c6" style:font-weight-asian="bold" style:font-weight-complex="bold"/>
    </style:style>
    <style:style style:name="P5" style:family="paragraph" style:parent-style-name="Standard">
      <style:paragraph-properties fo:text-align="justify" style:justify-single-word="false"/>
      <style:text-properties fo:font-weight="bold" officeooo:rsid="0023dcdd" officeooo:paragraph-rsid="0023dcdd" style:font-weight-asian="bold" style:font-weight-complex="bold"/>
    </style:style>
    <style:style style:name="P6" style:family="paragraph" style:parent-style-name="Standard">
      <style:paragraph-properties fo:text-align="justify" style:justify-single-word="false"/>
      <style:text-properties fo:font-weight="bold" officeooo:rsid="002723f8" officeooo:paragraph-rsid="002723f8" style:font-size-asian="10.5pt" style:font-weight-asian="bold" style:font-weight-complex="bold"/>
    </style:style>
    <style:style style:name="P7" style:family="paragraph" style:parent-style-name="Standard">
      <style:paragraph-properties fo:text-align="justify" style:justify-single-word="false"/>
      <style:text-properties fo:font-weight="bold" officeooo:rsid="0027450e" officeooo:paragraph-rsid="0027450e" style:font-size-asian="10.5pt" style:font-weight-asian="bold" style:font-weight-complex="bold"/>
    </style:style>
    <style:style style:name="P8" style:family="paragraph" style:parent-style-name="Standard">
      <style:paragraph-properties fo:text-align="justify" style:justify-single-word="false"/>
      <style:text-properties fo:font-weight="bold" officeooo:rsid="00275c4a" officeooo:paragraph-rsid="00275c4a" style:font-size-asian="10.5pt" style:font-weight-asian="bold" style:font-weight-complex="bold"/>
    </style:style>
    <style:style style:name="P9" style:family="paragraph" style:parent-style-name="Standard">
      <style:paragraph-properties fo:text-align="justify" style:justify-single-word="false"/>
      <style:text-properties officeooo:rsid="00217ef5" officeooo:paragraph-rsid="00217ef5"/>
    </style:style>
    <style:style style:name="P10" style:family="paragraph" style:parent-style-name="Standard">
      <style:paragraph-properties fo:text-align="justify" style:justify-single-word="false"/>
      <style:text-properties officeooo:rsid="00217ef5" officeooo:paragraph-rsid="0022a6c9"/>
    </style:style>
    <style:style style:name="P11" style:family="paragraph" style:parent-style-name="Standard">
      <style:paragraph-properties fo:text-align="justify" style:justify-single-word="false"/>
      <style:text-properties fo:font-weight="normal" officeooo:rsid="00217ef5" officeooo:paragraph-rsid="00217ef5" style:font-weight-asian="normal" style:font-weight-complex="normal"/>
    </style:style>
    <style:style style:name="P12" style:family="paragraph" style:parent-style-name="Standard">
      <style:paragraph-properties fo:text-align="justify" style:justify-single-word="false"/>
      <style:text-properties officeooo:rsid="00217ef5" officeooo:paragraph-rsid="00217ef5" fo:background-color="#9999ff"/>
    </style:style>
    <style:style style:name="P13" style:family="paragraph" style:parent-style-name="Standard">
      <style:paragraph-properties fo:text-align="justify" style:justify-single-word="false"/>
      <style:text-properties officeooo:rsid="00217ef5" officeooo:paragraph-rsid="00217ef5" fo:background-color="#0066ff"/>
    </style:style>
    <style:style style:name="P14" style:family="paragraph" style:parent-style-name="Standard">
      <style:paragraph-properties fo:text-align="justify" style:justify-single-word="false"/>
      <style:text-properties officeooo:rsid="0022a6c9" officeooo:paragraph-rsid="0022a6c9"/>
    </style:style>
    <style:style style:name="P15" style:family="paragraph" style:parent-style-name="Standard">
      <style:paragraph-properties fo:text-align="justify" style:justify-single-word="false"/>
      <style:text-properties officeooo:rsid="0023dcdd" officeooo:paragraph-rsid="0023dcdd"/>
    </style:style>
    <style:style style:name="P16" style:family="paragraph" style:parent-style-name="Standard">
      <style:paragraph-properties fo:text-align="justify" style:justify-single-word="false"/>
      <style:text-properties officeooo:rsid="002467b6" officeooo:paragraph-rsid="002467b6"/>
    </style:style>
    <style:style style:name="P17" style:family="paragraph" style:parent-style-name="Standard">
      <style:paragraph-properties fo:text-align="justify" style:justify-single-word="false"/>
      <style:text-properties officeooo:rsid="00259d34" officeooo:paragraph-rsid="00259d34" style:font-size-asian="10.5pt" style:font-weight-asian="normal"/>
    </style:style>
    <style:style style:name="P18" style:family="paragraph" style:parent-style-name="Standard">
      <style:paragraph-properties fo:text-align="justify" style:justify-single-word="false"/>
      <style:text-properties officeooo:rsid="002719fb" officeooo:paragraph-rsid="002719fb" style:font-size-asian="10.5pt" style:font-weight-asian="normal"/>
    </style:style>
    <style:style style:name="P19" style:family="paragraph" style:parent-style-name="Standard">
      <style:paragraph-properties fo:text-align="justify" style:justify-single-word="false"/>
      <style:text-properties officeooo:rsid="002723f8" officeooo:paragraph-rsid="002723f8" style:font-size-asian="10.5pt" style:font-weight-asian="normal"/>
    </style:style>
    <style:style style:name="P20" style:family="paragraph" style:parent-style-name="Standard">
      <style:paragraph-properties fo:text-align="justify" style:justify-single-word="false"/>
      <style:text-properties officeooo:rsid="0027450e" officeooo:paragraph-rsid="0027450e" style:font-size-asian="10.5pt" style:font-weight-asian="normal"/>
    </style:style>
    <style:style style:name="P21" style:family="paragraph" style:parent-style-name="Standard">
      <style:paragraph-properties fo:text-align="justify" style:justify-single-word="false"/>
      <style:text-properties officeooo:rsid="00275c4a" officeooo:paragraph-rsid="00275c4a" style:font-size-asian="10.5pt" style:font-weight-asian="normal"/>
    </style:style>
    <style:style style:name="P22" style:family="paragraph" style:parent-style-name="Standard">
      <style:paragraph-properties fo:text-align="justify" style:justify-single-word="false"/>
      <style:text-properties officeooo:rsid="002846a1" officeooo:paragraph-rsid="00275c4a" style:font-size-asian="10.5pt" style:font-weight-asian="normal"/>
    </style:style>
    <style:style style:name="P23" style:family="paragraph" style:parent-style-name="Standard">
      <style:paragraph-properties fo:text-align="justify" style:justify-single-word="false"/>
      <style:text-properties officeooo:rsid="002846a1" officeooo:paragraph-rsid="002846a1" style:font-size-asian="10.5pt" style:font-weight-asian="normal"/>
    </style:style>
    <style:style style:name="P24" style:family="paragraph" style:parent-style-name="Standard">
      <style:paragraph-properties fo:text-align="justify" style:justify-single-word="false"/>
      <style:text-properties officeooo:rsid="002846a1" officeooo:paragraph-rsid="002a6e53" style:font-size-asian="10.5pt" style:font-weight-asian="normal"/>
    </style:style>
    <style:style style:name="P25" style:family="paragraph" style:parent-style-name="Standard">
      <style:paragraph-properties fo:text-align="justify" style:justify-single-word="false"/>
      <style:text-properties officeooo:rsid="002846a1" officeooo:paragraph-rsid="002b1ed7" style:font-size-asian="10.5pt" style:font-weight-asian="normal"/>
    </style:style>
    <style:style style:name="P26" style:family="paragraph" style:parent-style-name="Standard">
      <style:paragraph-properties fo:text-align="justify" style:justify-single-word="false"/>
      <style:text-properties officeooo:rsid="002846a1" officeooo:paragraph-rsid="002c2648" style:font-size-asian="10.5pt" style:font-weight-asian="normal"/>
    </style:style>
    <style:style style:name="P27" style:family="paragraph" style:parent-style-name="Standard">
      <style:paragraph-properties fo:text-align="justify" style:justify-single-word="false"/>
      <style:text-properties officeooo:rsid="002a6e53" officeooo:paragraph-rsid="002a6e53" style:font-size-asian="10.5pt" style:font-weight-asian="normal"/>
    </style:style>
    <style:style style:name="P28" style:family="paragraph" style:parent-style-name="Standard">
      <style:paragraph-properties fo:text-align="justify" style:justify-single-word="false"/>
      <style:text-properties officeooo:rsid="002b1ed7" officeooo:paragraph-rsid="002b1ed7" style:font-size-asian="10.5pt" style:font-weight-asian="normal"/>
    </style:style>
    <style:style style:name="P29" style:family="paragraph" style:parent-style-name="Standard">
      <style:paragraph-properties fo:text-align="justify" style:justify-single-word="false" fo:break-before="page"/>
      <style:text-properties officeooo:rsid="002846a1" officeooo:paragraph-rsid="00275c4a" style:font-size-asian="10.5pt" style:font-weight-asian="normal"/>
    </style:style>
    <style:style style:name="T1" style:family="text">
      <style:text-properties officeooo:rsid="001f585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2467b6"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217ef5"/>
    </style:style>
    <style:style style:name="T8" style:family="text">
      <style:text-properties officeooo:rsid="0022a6c9"/>
    </style:style>
    <style:style style:name="T9" style:family="text">
      <style:text-properties fo:font-weight="bold" style:font-weight-asian="bold" style:font-weight-complex="bold"/>
    </style:style>
    <style:style style:name="T10" style:family="text">
      <style:text-properties officeooo:rsid="002a6e53"/>
    </style:style>
    <style:style style:name="T11" style:family="text">
      <style:text-properties officeooo:rsid="002b1ed7"/>
    </style:style>
    <style:style style:name="T12" style:family="text">
      <style:text-properties officeooo:rsid="002c26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 étude d'impact environnemental</text:span></text:p>
      <text:p text:style-name="P1">→ Doctrine</text:p>
      <text:p text:style-name="P2"/>
      <text:p text:style-name="P4">Sylvie VANPEENE-BRUHIER, Pierre-André PISSARD et Christelle BASSI, « Mesures compensatoires des atteintes à l'environnement dans les projets d'infrastructures : des nouvelles exigences réglementaires pour une amélioration des pratiques », <text:span text:style-name="T2">Sciences Eaux et Territoires la revue d'Irstea</text:span><text:span text:style-name="T4">, Article hors-série numéro 9– 2013, 7 p.</text:span></text:p>
      <text:p text:style-name="P3"/>
      <text:p text:style-name="P3"><text:span text:style-name="T4">La compensation des impacts résudiels des projets d'aménagement apparaît dans la loi Nature 76-629 relative à la protection de la nature. Une mesure compensatoire est une «</text:span><text:span text:style-name="T2"> 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text:span><text:span text:style-name="T4"> » (Commissariat général au développement durable, 2012).</text:span></text:p>
      <text:p text:style-name="P3"><text:span text:style-name="T4">Souvent parent pauvre du projet d'aménagement → modification de la réglementation des études d'impact.</text:span></text:p>
      <text:p text:style-name="P3"/>
      <text:p text:style-name="P3"><text:span text:style-name="T4">Dispositions de la <text:s/>loi Nature 76-629 relative à la protection de la nature : A VOIR</text:span></text:p>
      <text:p text:style-name="P3"><text:span text:style-name="T4">Disposait que l'étude d'impact mentionnait les mesures pouvant supprimer ou réduire et si possible compenser les conséquence du projet pour l'environnement, mais n'indiquait pas que cette compensation devait être réalisée.</text:span></text:p>
      <text:p text:style-name="P3"/>
      <text:p text:style-name="P3">Dispositions du Décret n°77-1141 : A VOIR l'étude d'impact doit estimer le coût des mesures compensatoires proposées. À nouveau, il n'est pas explicitement indiqué que la compensation doit être réalisée. On renvoit vers des arrêtés interministériels. <text:span text:style-name="T7">De telles arrêtés ont rarement été mis en œuvre lors de projets d'aménagements (pour les projets d'autoroutes ASF, seul le dernier tronçon de l'autoroute A89 a fait l'objet d'arrêtés mentionnant l'obligation de réaliser des mesures compensatoires avant la mise en service de l'autoroute).</text:span></text:p>
      <text:p text:style-name="P3"/>
      <text:p text:style-name="P9">Les mesures compensatoires sont étudiées quand les mesures d'évitement n'ont pas pu être retenus, et, quand, malgré des mesures de réduction d'impact, il reste des impacts résiduels notables. C'est l'objet du tryptique « éviter, réduire, compenser ».</text:p>
      <text:p text:style-name="P9"/>
      <text:p text:style-name="P9">Quand les mesures compensatoires étaient (rarement) mise en place pour les projets d'infrastructure de transport terrestre, les mesures compensatoires prises n'étaient pas perennes.</text:p>
      <text:p text:style-name="P3"/>
      <text:p text:style-name="P11">L’achat d’un terrain en bon état écologique ou sa mise en réserve en tant que mesure compensatoire n’apporte pas de gain pour l’environnement, or c’est l’objectif affiché des mesures compensatoires.</text:p>
      <text:p text:style-name="P3"><text:span text:style-name="T4"/></text:p>
      <text:p text:style-name="P9"><text:span text:style-name="T4">Avant le Grenelle de l'environnement, les mesures compensatoires ne concernent que la demande de dérogation à destruction d’espèce protégée (Code de l'environnement, art. L 411-1 et 411-2) et l’application des procédures de la loi sur l’eau (CE art. R 214-6) et sur le défrichement (Code forestier, art 311-1 à 5).</text:span></text:p>
      <text:p text:style-name="P9"/>
      <text:p text:style-name="P9">Dispositions de l'Ordonnance 2001-321 transposant l'article 6 alinéa 4 de la directive « Habitat » 92/43/CEE, transcrivant en droit francais les études d'incidences pour les sites Naturea 2000 : A VOIR Un projet sans incidence doit démontrer que le projet, compensations comprises, ne contribue pas à dégrader le niveau global de la biodiversité. S’il y a des incidences possibles (directes ou indirectes) sur le réseau Natura 2000, le maître d’ouvrage doit démontrer l’absence d’impact significatif dommageable de son projet avant l’apport de toute compensation et non après.</text:p>
      <text:p text:style-name="P9"/>
      <text:p text:style-name="P10">Disposition de la loi n° 2009-967 de programmation relative à la mise en œuvre du Grenelle <text:soft-page-break/>Environnement : <text:s/><text:span text:style-name="T8">A VOIR</text:span> introduit la compensation des atteintes portées aux continuités écologiques. Cette notion pourra s’appliquer à la <text:span text:style-name="T9">nature ordinaire</text:span> dont le rôle fonctionnel de continuité écologique aura été identifié. Elle permet donc que les études d’impacts prennent en compte toutes les espèces et non uniquement les espèces protégées. </text:p>
      <text:p text:style-name="P10"/>
      <text:p text:style-name="P10"><text:span text:style-name="T8">Disposition du D</text:span>écret n° 2011-2019 portant réforme des études d'impact : <text:span text:style-name="T8">A VOIR. Modifie les articles </text:span>R. 122-14-I et R. 122-15-I <text:span text:style-name="T8">du Code de l'environnement</text:span>. Les décisions d’autorisation de projets devront désormais mentionner obligatoirement les mesures compensatoires à mettre en œuvre et un suivi de la réalisation de ces mesures devra être fait afin d’en vérifier l’efficacité et la pérennité. Les mesures doivent être réalisées sur le site endommagé ou à sa proximité et doivent si possible améliorer la qualité environnementale des milieux.</text:p>
      <text:p text:style-name="P9"/>
      <text:p text:style-name="P14">Des moyens sont désormais donnés dans la décision d’autorisation aux services de police de l’environnement pour contrôler la réalité de la mise en œuvre et exiger un bilan de l’efficacité des mesures compensatoires. Il y a une obligation de résultats et plus seulement une obligation de moyen. Il faut espérer que des moyens humains suffisants donneront toute son efficacité à la police unique de l’environnement (créée par l’ordonnance n° 2012-34).</text:p>
      <text:p text:style-name="P14"/>
      <text:p text:style-name="P14">Évolution de la mentalité des aménageurs</text:p>
      <text:p text:style-name="P14"/>
      <text:p text:style-name="P14">Augmentation des ratios de compensation appliqués : jusqu'à 10 hectares par hectare détruit – DREAL de Franche-Comté 2011. L’augmentation des ratios de compensation se traduit</text:p>
      <text:p text:style-name="P14">par la pression qu’un projet d’aménagement, notamment d’infrastructure de transport, induit sur le marché foncier agricole. L’aménageur, pour réaliser les mesures compensatoires, va acheter les surfaces nécessaires. Ce sera souvent des surfaces ayant eu ou pouvant avoir une vocation agricole. La profession agricole exprime à ce propos la notion de « double peine ». La surface agricole artificialisée consommée directement par les projets est de 98 000 ha/an (enquête TERUTI).</text:p>
      <text:p text:style-name="P14"/>
      <text:p text:style-name="P14">Les acteurs jugent l’étude d’impact trop tardive. Le choix de l’opportunité d’un projet se fait (quand sa nature le nécessite) au moment du débat public. Or à cette étape, la prise en compte de l’environnement est à une échelle telle qu’aucune donnée pertinente ne peut définir précisément l’impact du projet. Les études d’impact fines (permettant de définir les mesures d’évitement, de réduction et de compensation) interviennent après la déclaration d’utilité publique (DUP).</text:p>
      <text:p text:style-name="P14"/>
      <text:p text:style-name="P15"><text:span text:style-name="T11">L</text:span>es mesures compensatoires de renforcement ou de réintroduction de populations d’espèces végétales impactées par un aménagement n’ont un taux de réussite que d’un tiers sur le long terme. Ce résultat très décevant serait lié en grande partie au mauvais choix de l’habitat où réimplanter l’espèce. (résultats INTERMOPES à paraître).</text:p>
      <text:p text:style-name="P15"/>
      <text:p text:style-name="P15">Évaluer l’équivalence écologique en comparant les pertes (dues au projet) et les gains (dus à la mesure compensatoire) nécessite de définir un état servant de référence. Cet état de référence doit-il être un état initial du site ou l’état futur probable du site impacté ? Là aussi, les connaissances sont insuffisantes pour répondre à ces questions et trop de sources d’incertitudes sont en jeu (Quetier et al., 2012).</text:p>
      <text:p text:style-name="P9"/>
      <text:p text:style-name="P9"/>
      <table:table table:name="Tableau1" table:style-name="Tableau1">
        <table:table-column table:style-name="Tableau1.A"/>
        <table:table-row>
          <table:table-cell table:style-name="Tableau1.A1" office:value-type="string">
            <text:p text:style-name="P13"><text:span text:style-name="T4">Liste non exhaustive des colloques récents ayant traité des mesures compensatoires :</text:span></text:p>
            <text:p text:style-name="P12"><text:span text:style-name="T4">« Les mesures compensatoires pour la biodiversité », 3 juin 2009, Saint-Martin-de-Crau, réseau régional des gestionnaires d’espaces naturels protégés.</text:span></text:p>
            <text:p text:style-name="P12"><text:span text:style-name="T4">« Mesures compensatoires dans un projet d’infrastructure de transport terrestre », 29-30 mars 2011, Aix-en-Provence, Cemagref – CETE Méditerranée dans le cadre d’INTERMOPES (programme recherche ITTECOP).</text:span></text:p>
            <text:p text:style-name="P12"><text:soft-page-break/><text:span text:style-name="T4">« Espèces protégées et infrastructures : enjeux et procédures de dérogation », 26 octobre 2011, Paris, CETE de l’Est, COTITA-EST.</text:span></text:p>
            <text:p text:style-name="P12"><text:span text:style-name="T4">« Les mesures compensatoires en zones humides : aspects réglementaires, mise en œuvre et retours d’expériences... » 16 février 2012, Paris, Rencontre du Groupe d'échange « Mares, zones humides intérieures, vallées alluviales », Fédération nationale des parcs naturels régionaux.</text:span></text:p>
            <text:p text:style-name="P12"><text:span text:style-name="T4">« Restauration écologique : quand compenser ne suffit plus », 3-4 avril 2012, Paris, Naturparif.</text:span></text:p>
          </table:table-cell>
        </table:table-row>
      </table:table>
      <text:p text:style-name="P9"/>
      <text:p text:style-name="P5"><text:span text:style-name="T4">Modalités de mise en œuvre des mesures compensatoires, Direction Régionale de l'Environnement, de l'Aménagement et du Logement de Franche-Comté, Besançon, 5 janvier 2011, </text:span><text:span text:style-name="T5">14 p.</text:span></text:p>
      <text:p text:style-name="P15"/>
      <text:p text:style-name="P16"><text:span text:style-name="T4">la loi Nature de 1976 créé le principe « éviter, réduire, compenser ».</text:span></text:p>
      <text:p text:style-name="P16"><text:span text:style-name="T4">Le tryptique apparaît aujourd'hui à l'article R. 122-3 al.6 du Code de l'environnement.</text:span></text:p>
      <text:p text:style-name="P16"><text:span text:style-name="T4">Il est <text:s/>évident de constater le décalage souvent important entre les dégradations de la biodiversité et les plus-values des mesures compensatoires. On compense souvent mal et ailleurs un impact local. Prenons un exemple : une forêt linéaire est coupée par une route. L'auteur du projet propose de reboiser le double de la surface coupée, mais les propriétaires locaux refusent de vendre leurs terrains. Le boisement se fera, mais à 60 km de là. La forêt linéaire n'a retrouvé ni son continuum écologique, ni même son équivalent-surface au sol.</text:span></text:p>
      <text:p text:style-name="P16"/>
      <text:p text:style-name="P16"><text:span text:style-name="T4">Eviter : supprimer l'impact par une modification du projet initial.</text:span></text:p>
      <text:p text:style-name="P16"><text:span text:style-name="T4">Réduire :</text:span></text:p>
      <text:p text:style-name="P16">Mesures compensatoires : contrepartie d’un dommage dit «résiduel» et accepté. Les mesures compensatoires visent un bilan neutre écologique voire une amélioration globale de la valeur écologique d’un site et de ses environs. Les mesures compensatoires portent sur :</text:p>
      <text:p text:style-name="P16">- milieux remarquables, dégradés ou menacés ou susceptibles d’être valorisés,</text:p>
      <text:p text:style-name="P16">- des espaces de nature dite ordinaire, en particulier s’ils participent à l’équilibre écologique global ou aux connexions entre zones patrimoniales.</text:p>
      <text:p text:style-name="P16"/>
      <text:p text:style-name="P17">LISTE DES FONDEMENTS JURIDIQUES DES MESURES COMPENSATOIRES</text:p>
      <text:p text:style-name="P17"/>
      <text:p text:style-name="P17">Avant tout pour concevoir une mesure de compensation, il faut connaître et mesurer l’impact sur les habitats et les espèces. Ce n’est qu’après que la compensation peut être définie au plus juste</text:p>
      <text:p text:style-name="P17"/>
      <text:p text:style-name="P17">Un préalable important : tout n’est pas compensable</text:p>
      <text:p text:style-name="P17"/>
      <text:p text:style-name="P17">Les mesures compensatoires sont des actions de dernier recours, qui se doivent d’être positives pour</text:p>
      <text:p text:style-name="P17">la biodiversité et efficientes. Mises en œuvre pour contrebalancer les impacts résiduels d’un projet sur l’environnement. Avant de proposer les principes de la compensation, rappelons quelques préalables :</text:p>
      <text:p text:style-name="P17">- certaines dégradations ne peuvent être compensées et peuvent donc donner lieu à un refus des plans/programmes/projets concernés afin de préserver les milieux.</text:p>
      <text:p text:style-name="P17">- La compensation ne peut se mesurer que sur la quantité : replanter 20 ou 40 hectares de forêt ne restitue pas les habitats pour les espèces d’un défrichement de 20 hectares. Il faut attendre plusieurs années, voir plusieurs centaines d’années avant de pouvoir retrouver les habitats liés aux gros bois et bois morts permettant la nidification des pics, chauve souris, saproxyliques...</text:p>
      <text:p text:style-name="P17">- Lorsqu’une dégradation est envisageable, la notion d’intérêt général comme premier argument forgeant « l’utilité publique » doit garder son sens profond et être démontrée à chaque fois. Dans certains cas l'intérêt public majeur doit être démontré avant d'envisager les destructions et d'étudier les compensations associées nécessaires. C'est le cas notamment pour NATURA2000 et les dérogation de destruction d'espèces protégées.</text:p>
      <text:p text:style-name="P17"/>
      <text:p text:style-name="P17"><text:soft-page-break/></text:p>
      <text:p text:style-name="P17">La maîtrise foncière est un outil capital pour la mise en œuvre des mesures compensatoires. Cette maîtrise fait partie des entrants nécessaires pour assurer la pérennité de la mesure technique. En effet, cette dernière ne peut se concevoir sans qu’il y ait une garantie à long terme que le site compensatoire ne fera pas l’objet d’un projet ou d’une opération qui viendrait détruire ces espèces et/ou habitats que l’on a recréés ou renaturés à grands frais. La meilleure des garanties reste encore que les parcelles ayant fait l’objet d’une opération de compensation soient rétrocédées à un organisme public et ensuite identifiées dans le cadre d’une stratégie de préservation de la biodiversité.</text:p>
      <text:p text:style-name="P17"/>
      <text:p text:style-name="P17">- la voie amiable,</text:p>
      <text:p text:style-name="P17">- le droit de préemption,</text:p>
      <text:p text:style-name="P17">- l’expropriation pour cause d’utilité publique.</text:p>
      <text:p text:style-name="P17">VOIR Document DREAL Franche-Comté.</text:p>
      <text:p text:style-name="P17"/>
      <text:p text:style-name="P18"><text:span text:style-name="T9">Claire TUTENUIT et Camille STEHLIN, « Combien valent les escargots, lorsqu'ils ne sont pas de Bourgogne ? La biodiversité : quelles valeurs ? Et pour quelles décisions ? »,</text:span><text:span text:style-name="T3"> Annales des Mines – Responsabilité et environnement</text:span><text:span text:style-name="T6">, 2009/2 – n°54, pp. 23-29. </text:span><text:a xlink:type="simple" xlink:href="http://www.cairn.info/revue-responsabilite-et-environnement-2009-2-page-23.htm"><text:span text:style-name="T6">http://www.cairn.info/revue-responsabilite-et-environnement-2009-2-page-23.htm</text:span></text:a></text:p>
      <text:p text:style-name="P18"/>
      <text:p text:style-name="P18"><text:span text:style-name="T4">La diminution accelérée de la biodiversité apparaît comme le second enjeu environnemental mondial en termes de gravité, après le changement climatique. L'étude « </text:span><text:span text:style-name="T2">L'évaluation des écosystèmes pour le Millénaire </text:span><text:span text:style-name="T4">» a conclu que le rythme actuel d'extinction des espèces est cent fois plus rapide que le rythme d'extinction naturel. Elle impote cette accélération à l'impact de l'activité humaine. Le sujet est difficile à appréhender pour les opérateurs. Le recours à des outils économiques pourrait et devrait faciliter la prise en compte de la biodiversitédans les décisions des acteurs aussi bien privés que publics.</text:span></text:p>
      <text:p text:style-name="P18"/>
      <text:p text:style-name="P18"><text:span text:style-name="T4">Quantification de la valeur de la biodiversité en droit français de l'environnement par les mécanismes de réparation d'un préjudice écologique, la prévvention, la réparation ou la compensation d'un dommage causé à l'environnement.</text:span></text:p>
      <text:p text:style-name="P18"><text:span text:style-name="T4">L’entrée en vigueur, en 2007, de la directive sur la responsabilité environnementale et sa transposition en droit français par l’adoption de la loi relative à la responsabilité environnementale et à diverses dispositions d’adaptation au droit communautaire dans le domaine de l’environnement constituent toutefois un tournant en termes d’approche de la valeur de la biodiversité à travers le droit de l’environnement. Cette loi impose une obligation de réparation des dommages environnementaux qui n'ont pu être évités ou minimisés.</text:span></text:p>
      <text:p text:style-name="P18"><text:span text:style-name="T4">✔ en premier lieu, l’exploitant a l’obligation de restituer son état initial au milieu endommagé ;</text:span></text:p>
      <text:p text:style-name="P18"><text:span text:style-name="T4">✔ mais, si la remise en état n’est pas possible, il doit compenser le dommage par l’apport d’un équivalent en nature (sur site ou hors site) ;</text:span></text:p>
      <text:p text:style-name="P18"><text:span text:style-name="T4">✔ enfin, l’exploitant a l’obligation de compenser les pertes en ressources naturelles et en services écosystémiques qui ont été constatées entre la date du dommage à l’environnement et le moment où la remise en état aura produit ses effets (sur site ou hors site).</text:span></text:p>
      <text:p text:style-name="P18"><text:span text:style-name="T4">La notion de compensation en complément, voire en remplacement de la restauration, lorsque celle-ci n’est pas envisageable, est donc réaffirmée en droit français. Désormais, au-delà des coûts engagés pour éviter ou réduire les dommages causés à l’environnement, la valeur de la biodiversité est approchée à travers les coûts liés :</text:span></text:p>
      <text:p text:style-name="P18"><text:span text:style-name="T4">✔ à la réparation des dommages environnementaux ;</text:span></text:p>
      <text:p text:style-name="P18"><text:span text:style-name="T4">✔ à la compensation de la perte d’habitats, d’espèces ou de services écologiques, ou à la compensation de leur indisponibilité temporaire.</text:span></text:p>
      <text:p text:style-name="P18"><text:span text:style-name="T4">La notion de compensation repose sur celle d’équivalence. Historiquement, le droit a souvent eu recours à la monétarisation de « notions » immatérielles (l’honneur, l’image, la vie privée, etc.) pour </text:span><text:soft-page-break/><text:span text:style-name="T4">leur donner un caractère fongible. La biodiversité pourrait, elle aussi, faire l’objet d’une telle valorisation. Cela ne signifie pas que cette valeur soit une valeur d’échange, comme le montre l’exemple suivant : la perte d’un rein donne lieu à une indemnisation, mais cela ne signifie pas que le rein soit un bien marchand. Dans le cas où les actions de prévention et de restauration ne permettent pas d’éviter ou de réparer complètement le dommage ou ses conséquences, la question se pose donc, pour les entreprises et les porteurs de grands projets d’infrastructures, des méthodes à utiliser pour le calcul de ces compensations.</text:span></text:p>
      <text:p text:style-name="P18"><text:span text:style-name="T4">Par ailleurs, la réglementation environnementale, notamment en matière de biodiversité, est à l’origine de l’émergence de nouveaux risques pour les entreprises. Ces risques ayant été identifiés par les sociétés d’assurance, celles-ci développent actuellement des produits de garantie. Le calcul de la prime à verser pour couvrir les risques liés à la biodiversité permet également d’attribuer une</text:span></text:p>
      <text:p text:style-name="P18"><text:span text:style-name="T4">valeur à celle-ci.</text:span></text:p>
      <text:p text:style-name="P18"/>
      <text:p text:style-name="P19"><text:span text:style-name="T4">Trois types de monétarisation de la valeur de la biodiversité :</text:span></text:p>
      <text:p text:style-name="P19"><text:span text:style-name="T4">- les dommages et intérêts prévus par la loi ;</text:span></text:p>
      <text:p text:style-name="P19"><text:span text:style-name="T4">- la valeur des services rendus par les écosystèmes ;</text:span></text:p>
      <text:p text:style-name="P19"><text:span text:style-name="T4">- valeurs d'échanges éventuelles.</text:span></text:p>
      <text:p text:style-name="P19"/>
      <text:p text:style-name="P19"><text:span text:style-name="T4">→ POSITION DU JUGE ???</text:span></text:p>
      <text:p text:style-name="P19"/>
      <text:p text:style-name="P19"/>
      <text:p text:style-name="P6"><text:span text:style-name="T4">« Compenser les atteintes à la biodiversité : expériences internationales et enseignements pour la France », </text:span><text:span text:style-name="T2">Le point sur</text:span><text:span text:style-name="T4">, <text:s/>n°133 Commissariat général au développement durable</text:span><text:span text:style-name="T2">, </text:span><text:span text:style-name="T4">aout 2012, 4 p.</text:span></text:p>
      <text:p text:style-name="P19"/>
      <text:p text:style-name="P19"><text:span text:style-name="T4">Consultation de 29 pays sur leurs pratiques de compensation, les obstacles et les solutions appliquées.</text:span></text:p>
      <text:p text:style-name="P19"><text:span text:style-name="T4">Une mesure compensatoire est une action écologique visant à restaurer ou recréer un milieu naturel en contrepartie d’un dommage à la biodiversité provoqué par un projet ou un document de <text:s/>planification. Elle ne porte que sur l’impact résiduel après les mesures d’évitement et de réduction des impacts, qui sont prioritaires.</text:span></text:p>
      <text:p text:style-name="P19"><text:span text:style-name="T4">[L']application [des mesures compensatoires] et leur efficacité restent cependant partielles du fait de la multiplicité des procédures d’instruction, de l’absence de cadre méthodologique et du manque de contrôle des mesures engagées.</text:span></text:p>
      <text:p text:style-name="P19"><text:span text:style-name="T4">Expérimentation depuis 2008 du système de banques de compensation, visant à anticiper et à mutualiser les besoins de compensation des petits projets.</text:span></text:p>
      <text:p text:style-name="P19"/>
      <text:p text:style-name="P19"><text:span text:style-name="T4">La compensation n’est pas mise en œuvre dans tous les pays, soit parce qu’elle est considérée comme un « droit à détruire la biodiversité » (Kenya).</text:span></text:p>
      <text:p text:style-name="P19"><text:span text:style-name="T4">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text:span></text:p>
      <text:p text:style-name="P19"/>
      <text:p text:style-name="P19"><text:span text:style-name="T4">Afin d’anticiper et de mutualiser les besoins de compensation, quelques pays, les États-Unis, l’Australie et l’Allemagne, ont introduit la possibilité pour l’aménageur de s’adresser à un tiers spécialisé : un opérateur d’une banque de compensation, public ou privé. Ce mécanisme est expérimenté en France, aux Pays-Bas et au Québec. Une banque de compensation concerne un site naturel sur lequel un opérateur met en œuvre des actions écologiques, en anticipation des besoins de compensation liés à de futurs projets d’aménagement au sein du territoire concerné. L’opérateur peut être propriétaire du site ou conclure des contrats de gestion avec les propriétaires ou</text:span></text:p>
      <text:p text:style-name="P19"><text:span text:style-name="T4">exploitants (agriculteurs, forestiers). Il valorise ses actions par la vente progressive de crédits à des </text:span><text:soft-page-break/><text:span text:style-name="T4">aménageurs devant compenser leurs impacts sur les mêmes habitats ou espèces que ceux visés par la banque. Le prix du crédit s’appuie sur le coût de l’opération et/ou l’offre et la demande.</text:span></text:p>
      <text:p text:style-name="P19"/>
      <text:p text:style-name="P20"><text:span text:style-name="T4">Par définition, une mesure compensatoire doit être équivalente aux impacts du projet (mesure « in-kind »), c’est-à-dire viser le maintien de la qualité environnementale de l’habitat ou de l’espèce concerné(e). En fonction des enjeux écologiques, certains pays acceptent cependant des mesures « out-of-kind », portant sur des habitats ou espèces différents de ceux impactés (figure 1). La disponibilité d’une méthode d’évaluation des pertes et gains écologiques est essentielle pour répondre aux exigences d’équivalence ( in-kind comme out-of-kind ) et refléter les priorités de conservation de la biodiversité. Or, la méthodologie fait souvent défaut dans les pays étudiés, où la compensation est alors définie par des ratios de surface sans démarche scientifique (ex : un hectare de forêt perdue est compensé par deux hectares de forêt restaurée).</text:span></text:p>
      <text:p text:style-name="P20"><text:span text:style-name="T4">Pour aller au-delà d’un simple raisonnement par surface, certains pays, et notamment ceux dotés de banques de compensation, ont élaboré des méthodes évaluant la qualité des milieux selon plusieurs paramêtres. Ces méthodes multi-critères permettent d’exprimer les pertes et gains écologiques en nombre de points selon la même unité de mesure, afin de les comparer.</text:span></text:p>
      <text:p text:style-name="P20"/>
      <text:p text:style-name="P20"><text:span text:style-name="T4">VOIR LE RAPPORT</text:span></text:p>
      <text:p text:style-name="P20"/>
      <text:p text:style-name="P7"><text:span text:style-name="T4">« Lignes directrices nationales sur la séquence éviter, réduire et compenser les impacts sur les milieux naturels », </text:span><text:span text:style-name="T2">Références</text:span><text:span text:style-name="T4">, Commissariat général au développement durable, direction de l'eau et de la biodiversité, Octobre 2013, Paris, 232 p.</text:span></text:p>
      <text:p text:style-name="P20"/>
      <text:p text:style-name="P20"><text:span text:style-name="T4">Le caractère « significatif » ou « notable » d’un impact fait l’objet d’une définition propre à chaque réglementation. Le terme significatif est celui employé pour cette doctrine. On parle aussi parfois d’impacts acceptables par le milieu, en tant qu’impacts suffisamment faibles pour ne pas devoir nécessairement être compensés.</text:span></text:p>
      <text:p text:style-name="P20"/>
      <text:p text:style-name="P20"><text:span text:style-name="T4">Justifier d’un projet de moindre impact ne garantit pas forcément l’obtention des autorisations administratives nécessaires en cas d’impacts résiduels sur des enjeux majeurs.</text:span></text:p>
      <text:p text:style-name="P20"/>
      <text:p text:style-name="P20"><text:span text:style-name="T4">→ Docttrine éviter, réduire, compenser, expliquée : A VOIR</text:span></text:p>
      <text:p text:style-name="P20"/>
      <text:p text:style-name="P20">Donner la priorité à l'évitement, puis à la réduction,</text:p>
      <text:p text:style-name="P20">Assurer la cohérence et la complémentarité des mesures environnementales prises au titre de différentes procédures,</text:p>
      <text:p text:style-name="P20">Identifier et caractériser les impacts,</text:p>
      <text:p text:style-name="P20"><text:span text:style-name="T4">Définir les mesures compensatoires,</text:span></text:p>
      <text:p text:style-name="P20"><text:span text:style-name="T4">Pérenniser les effets de mesures de réduction et de compensation,</text:span></text:p>
      <text:p text:style-name="P20"/>
      <text:p text:style-name="P20"><text:span text:style-name="T4">FICHE 13 – Définit les modalités du mesure compensatoires :</text:span></text:p>
      <text:p text:style-name="P20"/>
      <text:p text:style-name="P20">concertation – préparation du dossier de demande – instruction du dossier de demande – mise en œuvre, suivi et contrôle.</text:p>
      <text:p text:style-name="P20"/>
      <text:p text:style-name="P20"/>
      <text:p text:style-name="P20"/>
      <text:p text:style-name="P8">Répertoire de Droit immobilier</text:p>
      <text:p text:style-name="P21"/>
      <text:p text:style-name="P21">L'une de ses caractéristiques les plus significatives est notamment la capacité à générer des situations d'irréversibilité, ce qui constitue un véritable défi.</text:p>
      <text:p text:style-name="P21"/>
      <text:p text:style-name="P21"><text:soft-page-break/>Les mesures compensatoires constituent un obstacle à l'engagement de la responsabilité dans la mesure où elles constituent un droit à détruire.</text:p>
      <text:p text:style-name="P29">Plan :</text:p>
      <text:p text:style-name="P22"><text:s/></text:p>
      <text:p text:style-name="P23">Introduction</text:p>
      <text:p text:style-name="P23">→ approche historique</text:p>
      <text:p text:style-name="P23">→ éléments d'étude comparative</text:p>
      <text:p text:style-name="P23"/>
      <text:p text:style-name="P23">I. <text:span text:style-name="T10">De la nécessité de compenser (enjeux)</text:span></text:p>
      <text:p text:style-name="P28">A. Impacts sur l'environnement ;</text:p>
      <text:p text:style-name="P26">- <text:span text:style-name="T11">différentes procédures d'autorisation</text:span></text:p>
      <text:p text:style-name="P25">- <text:span text:style-name="T11">le cadre des mesures compensatoires : l'étude d'impact environnementale</text:span></text:p>
      <text:p text:style-name="P25">- <text:span text:style-name="T11">Doctrine nationale</text:span></text:p>
      <text:p text:style-name="P23"/>
      <text:p text:style-name="P23"/>
      <text:p text:style-name="P27"><text:span text:style-name="T12">B</text:span>. Le<text:span text:style-name="T11">s</text:span> <text:span text:style-name="T11">moyens</text:span> de la compensation</text:p>
      <text:p text:style-name="P23">- <text:span text:style-name="T11">les outils de la compensation :</text:span></text:p>
      <text:p text:style-name="P23">* <text:span text:style-name="T11">outils juridiques : les mesures foncières ;</text:span></text:p>
      <text:p text:style-name="P23">* <text:span text:style-name="T11">outils écologiques</text:span></text:p>
      <text:p text:style-name="P23"/>
      <text:p text:style-name="P23"><text:span text:style-name="T10">I</text:span>I. <text:span text:style-name="T10">De la difficulté de compenser</text:span></text:p>
      <text:p text:style-name="P28">A. Tout n'est pas compensable / situation d'irreversibilité</text:p>
      <text:p text:style-name="P24"><text:span text:style-name="T11">B</text:span>. <text:span text:style-name="T10">monétarisation de la biodiversité</text:span></text:p>
      <text:p text:style-name="P24">- <text:span text:style-name="T10">problèmes méthodologiques : Existe-t-il une méthodologie ?</text:span></text:p>
      <text:p text:style-name="P24">- <text:span text:style-name="T10">problèmes éthiques</text:span></text:p>
      <text:p text:style-name="P23"/>
      <text:p text:style-name="P23"><text:span text:style-name="T11">C</text:span>. <text:span text:style-name="T10">Effectivité des mesures compensatoires</text:span></text:p>
      <text:p text:style-name="P23">- <text:span text:style-name="T10">Durabilité</text:span></text:p>
      <text:p text:style-name="P23">- <text:span text:style-name="T10">recul</text:span></text:p>
      <text:p text:style-name="P23">- <text:span text:style-name="T10">perspectives</text:span></text:p>
      <text:p text:style-name="P23"/>
      <text:p text:style-name="P23"/>
      <text:p text:style-name="P27">limit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21:43:03.155993797</meta:creation-date>
    <meta:generator>LibreOffice/4.2.4.2$Linux_X86_64 LibreOffice_project/420m0$Build-2</meta:generator>
    <dc:date>2014-07-17T22:26:17.383269300</dc:date>
    <meta:editing-duration>P1DT1H22M35S</meta:editing-duration>
    <meta:editing-cycles>4</meta:editing-cycles>
    <meta:document-statistic meta:table-count="1" meta:image-count="0" meta:object-count="0" meta:page-count="8" meta:paragraph-count="118" meta:word-count="3256" meta:character-count="21916" meta:non-whitespace-character-count="18553"/>
  </office:meta>
</office:document-meta>
</file>